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subtitle">
      <style:graphic-properties draw:fill-color="#ffffff" fo:min-height="9.134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omyślny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shrink-to-fit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3:38:15.667828007</meta:creation-date>
    <meta:document-statistic meta:object-count="25"/>
    <meta:generator>LibreOffice/6.4.4.2$Linux_X86_64 LibreOffice_project/40$Build-2</meta:generator>
  </office:meta>
</office:document-meta>
</file>